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2200000384E840ACF6ECA149BC.png" manifest:media-type="image/png"/>
  <manifest:file-entry manifest:full-path="Pictures/10000001000006220000038452D9AEB449FD31D4.png" manifest:media-type="image/png"/>
  <manifest:file-entry manifest:full-path="Pictures/100000010000062200000384821A0DC4EC5BA965.png" manifest:media-type="image/png"/>
  <manifest:file-entry manifest:full-path="Pictures/1000000100000622000003846E7EED4B0229E78A.png" manifest:media-type="image/png"/>
  <manifest:file-entry manifest:full-path="Pictures/1000000100000622000003849A83E08A8AF9DAFE.png" manifest:media-type="image/png"/>
  <manifest:file-entry manifest:full-path="Pictures/100000010000062200000384BCD57D9B3BC6107E.png" manifest:media-type="image/png"/>
  <manifest:file-entry manifest:full-path="Pictures/100000010000062200000384C9015AAA0ECC7566.png" manifest:media-type="image/png"/>
  <manifest:file-entry manifest:full-path="Pictures/10000001000006220000038484FA24442099D41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0in" svg:y="0.0189in" svg:width="6.9252in" svg:height="3.9693in" draw:z-index="0"><draw:image xlink:href="Pictures/10000001000006220000038484FA24442099D411.png" xlink:type="simple" xlink:show="embed" xlink:actuate="onLoad" draw:mime-type="image/png"/></draw:frame></text:p>
      <text:p text:style-name="Standard"><draw:frame draw:style-name="fr2" draw:name="Image2" text:anchor-type="char" svg:x="0in" svg:y="0.0799in" svg:width="6.9252in" svg:height="3.9693in" draw:z-index="1"><draw:image xlink:href="Pictures/100000010000062200000384C9015AAA0ECC7566.png" xlink:type="simple" xlink:show="embed" xlink:actuate="onLoad" draw:mime-type="image/png"/></draw:frame></text:p>
      <text:p text:style-name="Standard"><draw:frame draw:style-name="fr3" draw:name="Image3" text:anchor-type="char" svg:width="6.9252in" svg:height="3.9693in" draw:z-index="2"><draw:image xlink:href="Pictures/100000010000062200000384BCD57D9B3BC6107E.png" xlink:type="simple" xlink:show="embed" xlink:actuate="onLoad" draw:mime-type="image/png"/></draw:frame><text:soft-page-break/></text:p>
      <text:p text:style-name="Standard"><draw:frame draw:style-name="fr2" draw:name="Image4" text:anchor-type="char" svg:x="0in" svg:y="0.1575in" svg:width="6.9252in" svg:height="3.9693in" draw:z-index="3"><draw:image xlink:href="Pictures/1000000100000622000003849A83E08A8AF9DAF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5" text:anchor-type="char" svg:x="0in" svg:y="0.0016in" svg:width="6.9252in" svg:height="3.9693in" draw:z-index="4"><draw:image xlink:href="Pictures/1000000100000622000003846E7EED4B0229E78A.png" xlink:type="simple" xlink:show="embed" xlink:actuate="onLoad" draw:mime-type="image/png"/></draw:frame><text:soft-page-break/></text:p>
      <text:p text:style-name="Standard"><draw:frame draw:style-name="fr1" draw:name="Image6" text:anchor-type="char" svg:width="6.9252in" svg:height="3.9693in" draw:z-index="5"><draw:image xlink:href="Pictures/100000010000062200000384821A0DC4EC5BA96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7" text:anchor-type="char" svg:x="0in" svg:y="0.0181in" svg:width="6.9252in" svg:height="3.9693in" draw:z-index="6"><draw:image xlink:href="Pictures/10000001000006220000038452D9AEB449FD31D4.png" xlink:type="simple" xlink:show="embed" xlink:actuate="onLoad" draw:mime-type="image/png"/></draw:frame><text:soft-page-break/></text:p>
      <text:p text:style-name="Standard"><draw:frame draw:style-name="fr1" draw:name="Image8" text:anchor-type="char" svg:width="6.9252in" svg:height="3.9693in" draw:z-index="7"><draw:image xlink:href="Pictures/100000010000062200000384E840ACF6ECA149B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4:02:46.458716809</meta:creation-date>
    <dc:date>2023-10-05T15:29:12.754520371</dc:date>
    <meta:editing-duration>PT16M45S</meta:editing-duration>
    <meta:editing-cycles>3</meta:editing-cycles>
    <meta:generator>LibreOffice/7.3.7.2$Linux_X86_64 LibreOffice_project/30$Build-2</meta:generator>
    <meta:document-statistic meta:table-count="0" meta:image-count="8" meta:object-count="0" meta:page-count="4" meta:paragraph-count="0" meta:word-count="0" meta:character-count="0" meta:non-whitespace-character-count="0"/>
  </office:meta>
</office:document-meta>
</file>